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ActivationSpec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ActivationSpec.setResourceAdapter( ResourceAdapter resource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ActivationSpec.getResourc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